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Perfecto. A continuación te presento un borrador unificado de la historia del <text:span text:style-name="Strong_20_Emphasis">Capítulo 8 – </text:span><text:span text:style-name="Strong_20_Emphasis"><text:span text:style-name="Emphasis">La Vida</text:span></text:span>, que incluye e integra la narrativa original con los momentos emocionales que propusiste. Está redactado con ritmo narrativo pero sin entrar aún en el detalle literario, ideal como base para desarrollar escena por escena.</text:p>
      <text:p text:style-name="Horizontal_20_Line"/>
      <text:h text:style-name="Heading_20_3" text:outline-level="3">Capítulo 8 – <text:span text:style-name="Emphasis">La Vida</text:span> (Borrador unificado)</text:h>
      <text:p text:style-name="Text_20_body">Elara llega por primera vez a Wetwood Village, una pequeña aldea oculta en lo profundo de la Ravenous Jungle. Buscando respuestas sobre la naturaleza de la vida, viene siguiendo el rastro del profesor Greghsius, un sabio reconocido por sus estudios sobre este misterio ancestral. Pero algo no está bien. La casa del profesor está abierta y revuelta, como si alguien hubiera estado buscando algo.</text:p>
      <text:p text:style-name="Text_20_body">Allí conoce a <text:span text:style-name="Strong_20_Emphasis">Rima</text:span>, su joven ayudante. Rima le explica que el profesor desapareció hace dos días sin dejar rastro, después de desayunar juntos. Se muestra afectada y sola, pues los vecinos no parecen especialmente interesados en la desaparición. Conmovida, Elara promete ayudarla, y entre ambas nace un vínculo fuerte y solidario. Rima ofrece cobijo, alimento y protección a Elara, convirtiéndose en su principal aliada durante toda la investigación.</text:p>
      <text:p text:style-name="Text_20_body">Poco después, Elara conoce a <text:span text:style-name="Strong_20_Emphasis">Brek</text:span>, un científico rival del profesor. Brek se muestra desdeñoso con la presencia de Elara, desprecia su autoridad en la investigación y la acusa públicamente de intentar manipular pruebas. Su actitud hostil y sus mentiras comienzan a influir en los vecinos, que miran a Elara con recelo. Esto convierte a Brek en el principal sospechoso... al menos por ahora.</text:p>
      <text:p text:style-name="Text_20_body">La tercera figura importante que Elara conoce es <text:span text:style-name="Strong_20_Emphasis">Kuiqenhus</text:span>, el sacerdote de la aldea. El hombre parece sabio, amable y dispuesto a ayudar. Afirma haber estado pescando la mañana de la desaparición, y se ofrece para colaborar. Hablan largo rato mientras toman té en el templo. Elara le pregunta qué es la vida. Kuiqenhus responde con una visión mística: "La vida no tiene dueño ni principio ni fin, solo existe, porque debe existir. Las criaturas solo son, porque deben ser." Aunque poética, su respuesta no la convence. También se muestra en desacuerdo con las teorías del profesor.</text:p>
      <text:p text:style-name="Text_20_body">Junto a Rima, Elara explora la casa del sabio. Encuentran símbolos extraños, un fetiche con plumas y cuero, y la huella de un zapato desgastado en el suelo del laboratorio. También descubren que los manuscritos del profesor han desaparecido. Todo apunta a la existencia del legendario <text:span text:style-name="Strong_20_Emphasis">brujo de la selva, Tenebrakhus</text:span>, un ser del que se cuentan historias oscuras.</text:p>
      <text:p text:style-name="Text_20_body">Con ayuda de Rima, Elara intenta movilizar a los vecinos para organizar una expedición en busca del sabio. Se reúnen en el templo, pero Kuiqenhus no está. Elara explora el templo y descubre una escalera hacia el subsuelo, adornada con símbolos antiguos y lo que parece el plano de un laberinto ritual.</text:p>
      <text:p text:style-name="Text_20_body">El grupo se divide y Elara parte hacia la selva. De pronto, algo se mueve entre los árboles. Antes de que pueda reaccionar, una nube de gas púrpura la envuelve: ha sido atacada por Tenebrakhus. Elara cae inconsciente.</text:p>
      <text:p text:style-name="Text_20_body">Despierta horas después junto al río. Descubre algo entre las aguas: un libro empapado, quizás uno de los manuscritos del profesor. Encuentra también una huella: es la misma que vio en el laboratorio. Y un trozo de tela azul, desgarrado, colgando de un tronco. Pistas claras.</text:p>
      <text:p text:style-name="Text_20_body"><text:soft-page-break/>Regresa al templo al anochecer. Kuiqenhus la recibe con tranquilidad. Elara le cuenta lo que ha hallado: los manuscritos destruidos, las huellas, el fragmento de tela. Kuiqenhus escucha atento. Entonces, le dice que él también ha hecho descubrimientos y quiere mostrárselos.</text:p>
      <text:p text:style-name="Text_20_body">Bajan juntos por una entrada oculta en el templo. Y en un instante de silencio, Elara lo nota: la huella en el suelo es idéntica a la del laboratorio. La suela de la sandalia del sacerdote está desgastada en el mismo punto.</text:p>
      <text:p text:style-name="Text_20_body">—“Eres tú…” —dice Elara, helada.</text:p>
      <text:p text:style-name="Text_20_body">Antes de que pueda moverse, Kuiqenhus la empuja y la encierra tras una puerta pesada de piedra. El aliado se revela como traidor. La tensión se transforma en traición.</text:p>
      <text:p text:style-name="Text_20_body">Elara queda atrapada en un laberinto subterráneo. Los pasillos curvan, se bifurcan, y se repiten. Pero recuerda el plano que vio tallado en la piedra. Lo sigue. Algo la persigue. Escucha pasos. El lector siente que todo se derrumba, que no hay escapatoria.</text:p>
      <text:p text:style-name="Text_20_body">De pronto, una figura aparece. Viejo, débil. Un hombre que apenas puede mantenerse en pie.</text:p>
      <text:p text:style-name="Text_20_body">—¿Quién eres? —pregunta Elara, tensa.</text:p>
      <text:p text:style-name="Text_20_body">—Me llamo Greghsius —responde el anciano.</text:p>
      <text:p text:style-name="Text_20_body">Juntos encuentran la salida, escapando del laberinto. Rotos, pero vivos.</text:p>
      <text:p text:style-name="Text_20_body">Cuando regresan al templo, los vecinos descubren la verdad. Kuiqenhus es arrestado. Los manuscritos no podrán recuperarse, pero la verdad ha salido a la luz.</text:p>
      <text:p text:style-name="Text_20_body">Rima abraza a Elara. La aldea la reconoce. Ha ganado respeto, pero sobre todo, ha dado un paso más en su búsqueda. La pregunta sobre la vida no está del todo resuelta, pero ahora comprende que la vida, como la investigación misma, es un laberinto de verdades ocultas y conexiones profundas.</text:p>
      <text:p text:style-name="Horizontal_20_Line"/>
      <text:p text:style-name="Text_20_body">¿Te gustaría que ahora avancemos con el desarrollo escena por escena, empezando por <text:a xlink:type="simple" xlink:href="https://chatgpt.com/c/f" text:style-name="Internet_20_link" text:visited-style-name="Visited_20_Internet_20_Link">la llegada de Elara a Wetwood Village</text:a>?</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6-12T19:37:27.355000000</meta:creation-date>
    <dc:date>2025-06-12T19:55:45.452000000</dc:date>
    <meta:editing-duration>PT8M8S</meta:editing-duration>
    <meta:editing-cycles>1</meta:editing-cycles>
    <meta:document-statistic meta:table-count="0" meta:image-count="0" meta:object-count="0" meta:page-count="2" meta:paragraph-count="22" meta:word-count="837" meta:character-count="5093" meta:non-whitespace-character-count="4276"/>
    <meta:generator>LibreOffice/7.3.5.2$Windows_X86_64 LibreOffice_project/184fe81b8c8c30d8b5082578aee2fed2ea847c01</meta:generator>
  </office:meta>
</office:document-meta>
</file>